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bab3a" officeooo:paragraph-rsid="008e4965" style:font-weight-asian="normal" style:font-weight-complex="normal"/>
    </style:style>
    <style:style style:name="P2" style:family="paragraph" style:parent-style-name="Standard">
      <style:paragraph-properties fo:text-align="justify" style:justify-single-word="false"/>
      <style:text-properties fo:language="en" fo:country="US" fo:font-weight="normal" officeooo:rsid="001db39a" officeooo:paragraph-rsid="001db39a" style:font-weight-asian="normal" style:font-weight-complex="normal"/>
    </style:style>
    <style:style style:name="P3" style:family="paragraph" style:parent-style-name="Standard">
      <style:paragraph-properties fo:text-align="justify" style:justify-single-word="false"/>
      <style:text-properties fo:language="en" fo:country="US" fo:font-weight="normal" officeooo:rsid="007ab3f3" officeooo:paragraph-rsid="007ab3f3" style:font-weight-asian="normal" style:font-weight-complex="normal"/>
    </style:style>
    <style:style style:name="P4" style:family="paragraph" style:parent-style-name="Standard">
      <style:paragraph-properties fo:text-align="justify" style:justify-single-word="false"/>
      <style:text-properties fo:language="en" fo:country="US" fo:font-weight="normal" officeooo:rsid="007ab3f3" officeooo:paragraph-rsid="0089dab6" style:font-weight-asian="normal" style:font-weight-complex="normal"/>
    </style:style>
    <style:style style:name="P5" style:family="paragraph" style:parent-style-name="Standard">
      <style:paragraph-properties fo:text-align="justify" style:justify-single-word="false"/>
      <style:text-properties fo:language="en" fo:country="US" fo:font-weight="normal" officeooo:rsid="007ab3f3" officeooo:paragraph-rsid="0083f88e" style:font-weight-asian="normal" style:font-weight-complex="normal"/>
    </style:style>
    <style:style style:name="P6" style:family="paragraph" style:parent-style-name="Standard">
      <style:paragraph-properties fo:text-align="justify" style:justify-single-word="false"/>
      <style:text-properties fo:language="en" fo:country="US" fo:font-weight="normal" officeooo:rsid="0083f88e" officeooo:paragraph-rsid="0083f88e" style:font-weight-asian="normal" style:font-weight-complex="normal"/>
    </style:style>
    <style:style style:name="P7" style:family="paragraph" style:parent-style-name="Standard">
      <style:paragraph-properties fo:text-align="justify" style:justify-single-word="false"/>
      <style:text-properties fo:language="en" fo:country="US" fo:font-weight="normal" officeooo:rsid="007bab3a" officeooo:paragraph-rsid="007bab3a" style:font-weight-asian="normal" style:font-weight-complex="normal"/>
    </style:style>
    <style:style style:name="P8" style:family="paragraph" style:parent-style-name="Standard">
      <style:paragraph-properties fo:text-align="justify" style:justify-single-word="false"/>
      <style:text-properties fo:language="en" fo:country="US" fo:font-weight="normal" officeooo:rsid="007bab3a" officeooo:paragraph-rsid="008b928a" style:font-weight-asian="normal" style:font-weight-complex="normal"/>
    </style:style>
    <style:style style:name="P9" style:family="paragraph" style:parent-style-name="Standard">
      <style:paragraph-properties fo:text-align="justify" style:justify-single-word="false"/>
      <style:text-properties fo:language="en" fo:country="US" fo:font-weight="normal" officeooo:rsid="007bab3a" officeooo:paragraph-rsid="0096515c" style:font-weight-asian="normal" style:font-weight-complex="normal"/>
    </style:style>
    <style:style style:name="P10" style:family="paragraph" style:parent-style-name="Standard">
      <style:paragraph-properties fo:text-align="justify" style:justify-single-word="false"/>
      <style:text-properties fo:language="en" fo:country="US" fo:font-weight="normal" officeooo:rsid="007d4474" officeooo:paragraph-rsid="007d4474" style:font-weight-asian="normal" style:font-weight-complex="normal"/>
    </style:style>
    <style:style style:name="P11" style:family="paragraph" style:parent-style-name="Standard">
      <style:paragraph-properties fo:text-align="justify" style:justify-single-word="false"/>
      <style:text-properties fo:language="en" fo:country="US" fo:font-weight="normal" officeooo:rsid="007d4474" officeooo:paragraph-rsid="0093d817" style:font-weight-asian="normal" style:font-weight-complex="normal"/>
    </style:style>
    <style:style style:name="P12" style:family="paragraph" style:parent-style-name="Standard">
      <style:paragraph-properties fo:text-align="justify" style:justify-single-word="false"/>
      <style:text-properties fo:language="en" fo:country="US" fo:font-weight="normal" officeooo:rsid="008b928a" officeooo:paragraph-rsid="008d1942" style:font-weight-asian="normal" style:font-weight-complex="normal"/>
    </style:style>
    <style:style style:name="P13" style:family="paragraph" style:parent-style-name="Standard">
      <style:paragraph-properties fo:text-align="justify" style:justify-single-word="false"/>
      <style:text-properties fo:language="en" fo:country="US" fo:font-weight="normal" officeooo:rsid="008b928a" officeooo:paragraph-rsid="008b928a" style:font-weight-asian="normal" style:font-weight-complex="normal"/>
    </style:style>
    <style:style style:name="P14" style:family="paragraph" style:parent-style-name="Standard">
      <style:paragraph-properties fo:text-align="justify" style:justify-single-word="false"/>
      <style:text-properties fo:language="en" fo:country="US" fo:font-weight="normal" officeooo:rsid="007c8b9b" officeooo:paragraph-rsid="007d4474" style:font-weight-asian="normal" style:font-weight-complex="normal"/>
    </style:style>
    <style:style style:name="P15" style:family="paragraph" style:parent-style-name="Standard">
      <style:paragraph-properties fo:text-align="justify" style:justify-single-word="false"/>
      <style:text-properties fo:language="en" fo:country="US" fo:font-weight="normal" officeooo:rsid="008d1942" officeooo:paragraph-rsid="007d4474" style:font-weight-asian="normal" style:font-weight-complex="normal"/>
    </style:style>
    <style:style style:name="P16" style:family="paragraph" style:parent-style-name="Standard">
      <style:paragraph-properties fo:text-align="justify" style:justify-single-word="false"/>
      <style:text-properties fo:language="en" fo:country="US" fo:font-weight="normal" officeooo:rsid="008d1942" officeooo:paragraph-rsid="008d1942" style:font-weight-asian="normal" style:font-weight-complex="normal"/>
    </style:style>
    <style:style style:name="P17" style:family="paragraph" style:parent-style-name="Standard">
      <style:paragraph-properties fo:text-align="justify" style:justify-single-word="false"/>
      <style:text-properties fo:language="en" fo:country="US" fo:font-weight="normal" officeooo:rsid="0092904d" officeooo:paragraph-rsid="007bab3a" style:font-weight-asian="normal" style:font-weight-complex="normal"/>
    </style:style>
    <style:style style:name="P18" style:family="paragraph" style:parent-style-name="Standard">
      <style:paragraph-properties fo:text-align="justify" style:justify-single-word="false"/>
      <style:text-properties fo:language="en" fo:country="US" fo:font-weight="normal" officeooo:rsid="0096515c" officeooo:paragraph-rsid="00b0af7b" style:font-weight-asian="normal" style:font-weight-complex="normal"/>
    </style:style>
    <style:style style:name="P19" style:family="paragraph" style:parent-style-name="Standard">
      <style:paragraph-properties fo:text-align="justify" style:justify-single-word="false"/>
      <style:text-properties fo:language="en" fo:country="US" fo:font-weight="normal" officeooo:rsid="008df14a" officeooo:paragraph-rsid="00afd3d4" style:font-weight-asian="normal" style:font-weight-complex="normal"/>
    </style:style>
    <style:style style:name="P20" style:family="paragraph" style:parent-style-name="Standard">
      <style:paragraph-properties fo:text-align="center" style:justify-single-word="false"/>
      <style:text-properties fo:language="en" fo:country="US" fo:font-weight="bold" officeooo:rsid="007aa7a6" officeooo:paragraph-rsid="007aa7a6" style:font-weight-asian="bold" style:font-weight-complex="bold"/>
    </style:style>
    <style:style style:name="P21" style:family="paragraph" style:parent-style-name="Standard">
      <style:paragraph-properties fo:text-align="justify" style:justify-single-word="false"/>
      <style:text-properties style:font-name="Monospace" fo:font-size="8pt" fo:language="en" fo:country="US" fo:font-style="italic" fo:font-weight="normal" officeooo:rsid="008b928a" officeooo:paragraph-rsid="008b928a" style:font-size-asian="8pt" style:font-style-asian="italic" style:font-weight-asian="normal" style:font-size-complex="8pt" style:font-style-complex="italic" style:font-weight-complex="normal"/>
    </style:style>
    <style:style style:name="P22"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text-properties style:font-name="Monospace" fo:font-size="8pt" fo:language="en" fo:country="US" fo:font-style="italic" fo:font-weight="normal" officeooo:rsid="007d4474" officeooo:paragraph-rsid="0029ad95" style:font-size-asian="8pt" style:font-style-asian="italic" style:font-weight-asian="normal" style:font-size-complex="8pt" style:font-style-complex="italic" style:font-weight-complex="normal"/>
    </style:style>
    <style:style style:name="P23"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text-properties style:font-name="Monospace" fo:font-size="8pt" fo:language="en" fo:country="US" fo:font-style="italic" fo:font-weight="normal" officeooo:rsid="007d4474" officeooo:paragraph-rsid="007d4474" style:font-size-asian="8pt" style:font-style-asian="italic" style:font-weight-asian="normal" style:font-size-complex="8pt" style:font-style-complex="italic" style:font-weight-complex="normal"/>
    </style:style>
    <style:style style:name="P24"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text-properties style:font-name="Monospace" fo:font-size="8pt" fo:language="en" fo:country="US" fo:font-style="italic" fo:font-weight="normal" officeooo:rsid="0083f88e" officeooo:paragraph-rsid="0085320f" style:font-size-asian="8pt" style:font-style-asian="italic" style:font-weight-asian="normal" style:font-size-complex="8pt" style:font-style-complex="italic" style:font-weight-complex="normal"/>
    </style:style>
    <style:style style:name="P25" style:family="paragraph" style:parent-style-name="Standard">
      <loext:graphic-properties draw:fill="none"/>
      <style:paragraph-properties fo:margin-left="2.401cm" fo:margin-right="0cm" fo:text-align="justify" style:justify-single-word="false" fo:text-indent="0cm" style:auto-text-indent="false" fo:background-color="transparent"/>
      <style:text-properties style:font-name="Monospace" fo:font-size="8pt" fo:language="en" fo:country="US" fo:font-style="italic" fo:font-weight="normal" officeooo:rsid="007d4474" officeooo:paragraph-rsid="0083f88e" style:font-size-asian="8pt" style:font-style-asian="italic" style:font-weight-asian="normal" style:font-size-complex="8pt" style:font-style-complex="italic" style:font-weight-complex="normal"/>
    </style:style>
    <style:style style:name="P26" style:family="paragraph" style:parent-style-name="Standard">
      <loext:graphic-properties draw:fill="none"/>
      <style:paragraph-properties fo:margin-left="2.401cm" fo:margin-right="0cm" fo:text-align="justify" style:justify-single-word="false" fo:text-indent="0cm" style:auto-text-indent="false" fo:background-color="transparent"/>
      <style:text-properties style:font-name="Monospace" fo:font-size="8pt" fo:language="en" fo:country="US" fo:font-style="italic" fo:font-weight="normal" officeooo:rsid="007d4474" officeooo:paragraph-rsid="0029ad95" style:font-size-asian="8pt" style:font-style-asian="italic" style:font-weight-asian="normal" style:font-size-complex="8pt" style:font-style-complex="italic" style:font-weight-complex="normal"/>
    </style:style>
    <style:style style:name="P27" style:family="paragraph" style:parent-style-name="Standard">
      <loext:graphic-properties draw:fill="none"/>
      <style:paragraph-properties fo:margin-left="2.401cm" fo:margin-right="0cm" fo:text-align="justify" style:justify-single-word="false" fo:text-indent="0cm" style:auto-text-indent="false" fo:background-color="transparent"/>
      <style:text-properties style:font-name="Monospace" fo:font-size="8pt" fo:language="en" fo:country="US" fo:font-style="italic" fo:font-weight="normal" officeooo:rsid="007d4474" officeooo:paragraph-rsid="0092904d" style:font-size-asian="8pt" style:font-style-asian="italic" style:font-weight-asian="normal" style:font-size-complex="8pt" style:font-style-complex="italic" style:font-weight-complex="normal"/>
    </style:style>
    <style:style style:name="P28" style:family="paragraph" style:parent-style-name="Standard">
      <loext:graphic-properties draw:fill="none"/>
      <style:paragraph-properties fo:margin-left="2.401cm" fo:margin-right="0cm" fo:text-align="justify" style:justify-single-word="false" fo:text-indent="0cm" style:auto-text-indent="false" fo:background-color="transparent"/>
      <style:text-properties style:font-name="Monospace" fo:font-size="8pt" fo:language="en" fo:country="US" fo:font-style="italic" fo:font-weight="normal" officeooo:rsid="007d4474" officeooo:paragraph-rsid="0093d817" style:font-size-asian="8pt" style:font-style-asian="italic" style:font-weight-asian="normal" style:font-size-complex="8pt" style:font-style-complex="italic" style:font-weight-complex="normal"/>
    </style:style>
    <style:style style:name="P29" style:family="paragraph" style:parent-style-name="Standard">
      <loext:graphic-properties draw:fill="none"/>
      <style:paragraph-properties fo:margin-left="2.401cm" fo:margin-right="0cm" fo:text-align="justify" style:justify-single-word="false" fo:text-indent="0cm" style:auto-text-indent="false" fo:background-color="transparent"/>
      <style:text-properties style:font-name="Monospace" fo:font-size="8pt" fo:language="en" fo:country="US" fo:font-style="italic" fo:font-weight="normal" officeooo:rsid="007d4474" officeooo:paragraph-rsid="007d4474" style:font-size-asian="8pt" style:font-style-asian="italic" style:font-weight-asian="normal" style:font-size-complex="8pt" style:font-style-complex="italic" style:font-weight-complex="normal"/>
    </style:style>
    <style:style style:name="P30" style:family="paragraph" style:parent-style-name="Standard">
      <loext:graphic-properties draw:fill="none"/>
      <style:paragraph-properties fo:margin-left="2.401cm" fo:margin-right="0cm" fo:text-align="justify" style:justify-single-word="false" fo:text-indent="0cm" style:auto-text-indent="false" fo:background-color="transparent"/>
      <style:text-properties style:font-name="Monospace" fo:font-size="8pt" fo:language="en" fo:country="US" fo:font-style="italic" fo:font-weight="normal" officeooo:rsid="007d4474" officeooo:paragraph-rsid="00982bfd" style:font-size-asian="8pt" style:font-style-asian="italic" style:font-weight-asian="normal" style:font-size-complex="8pt" style:font-style-complex="italic" style:font-weight-complex="normal"/>
    </style:style>
    <style:style style:name="P31" style:family="paragraph" style:parent-style-name="Standard">
      <loext:graphic-properties draw:fill="none"/>
      <style:paragraph-properties fo:margin-left="2.401cm" fo:margin-right="0cm" fo:text-align="justify" style:justify-single-word="false" fo:text-indent="0cm" style:auto-text-indent="false" fo:background-color="transparent"/>
      <style:text-properties style:font-name="Monospace" fo:font-size="8pt" fo:language="en" fo:country="US" fo:font-style="italic" fo:font-weight="normal" officeooo:rsid="0083f88e" officeooo:paragraph-rsid="0085320f" style:font-size-asian="8pt" style:font-style-asian="italic" style:font-weight-asian="normal" style:font-size-complex="8pt" style:font-style-complex="italic" style:font-weight-complex="normal"/>
    </style:style>
    <style:style style:name="P3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language="en" fo:country="US" fo:font-weight="normal" officeooo:rsid="008d1942" officeooo:paragraph-rsid="008d1942" style:font-weight-asian="normal" style:font-weight-complex="normal"/>
    </style:style>
    <style:style style:name="P33"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language="en" fo:country="US" fo:font-weight="normal" officeooo:rsid="009f85aa" officeooo:paragraph-rsid="009f85aa" style:font-weight-asian="normal" style:font-weight-complex="normal"/>
    </style:style>
    <style:style style:name="P34"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language="en" fo:country="US" fo:font-weight="normal" officeooo:rsid="0092904d" officeooo:paragraph-rsid="0093d817" style:font-weight-asian="normal" style:font-weight-complex="normal"/>
    </style:style>
    <style:style style:name="P35"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Liberation Serif" officeooo:paragraph-rsid="0099bcd8"/>
    </style:style>
    <style:style style:name="P3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language="en" fo:country="US" fo:font-weight="normal" officeooo:rsid="007d4474" officeooo:paragraph-rsid="0093d817" style:font-weight-asian="normal" style:font-weight-complex="normal"/>
    </style:style>
    <style:style style:name="P37"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language="en" fo:country="US" fo:font-weight="normal" officeooo:rsid="009f85aa" officeooo:paragraph-rsid="009f85aa" style:font-weight-asian="normal" style:font-weight-complex="normal"/>
    </style:style>
    <style:style style:name="P38"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language="en" fo:country="US" fo:font-weight="normal" officeooo:rsid="009f85aa" officeooo:paragraph-rsid="009fb741" style:font-weight-asian="normal" style:font-weight-complex="normal"/>
    </style:style>
    <style:style style:name="P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en" fo:country="US" fo:font-weight="normal" officeooo:rsid="007d4474" officeooo:paragraph-rsid="007d4474" style:font-weight-asian="normal" style:font-weight-complex="normal"/>
    </style:style>
    <style:style style:name="P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en" fo:country="US" fo:font-weight="normal" officeooo:rsid="007d4474" officeooo:paragraph-rsid="0092904d" style:font-weight-asian="normal" style:font-weight-complex="normal"/>
    </style:style>
    <style:style style:name="P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en" fo:country="US" fo:font-weight="normal" officeooo:rsid="0092904d" officeooo:paragraph-rsid="007d4474" style:font-weight-asian="normal" style:font-weight-complex="normal"/>
    </style:style>
    <style:style style:name="P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en" fo:country="US" fo:font-weight="normal" officeooo:rsid="0092904d" officeooo:paragraph-rsid="0093d817" style:font-weight-asian="normal" style:font-weight-complex="normal"/>
    </style:style>
    <style:style style:name="P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en" fo:country="US" fo:font-weight="normal" officeooo:rsid="0092904d" officeooo:paragraph-rsid="00ac1ff4" style:font-weight-asian="normal" style:font-weight-complex="normal"/>
    </style:style>
    <style:style style:name="P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en" fo:country="US" fo:font-weight="normal" officeooo:rsid="008df14a" officeooo:paragraph-rsid="008f0bfc" style:font-weight-asian="normal" style:font-weight-complex="normal"/>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en" fo:country="US" fo:font-weight="normal" officeooo:rsid="009f85aa" officeooo:paragraph-rsid="009f85aa" style:font-weight-asian="normal" style:font-weight-complex="normal"/>
    </style:style>
    <style:style style:name="P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officeooo:paragraph-rsid="0099bcd8"/>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Liberation Serif" fo:font-size="12pt" fo:language="en" fo:country="US" fo:font-weight="normal" officeooo:rsid="00aa00b7" officeooo:paragraph-rsid="00b2a1bc" fo:background-color="#ffffff" style:font-weight-asian="normal" style:font-weight-complex="normal"/>
    </style:style>
    <style:style style:name="P48" style:family="paragraph" style:parent-style-name="Text_20_body">
      <style:text-properties fo:language="en" fo:country="US" officeooo:rsid="00910bd6" officeooo:paragraph-rsid="00910bd6"/>
    </style:style>
    <style:style style:name="P49" style:family="paragraph" style:parent-style-name="Standard" style:master-page-name="">
      <loext:graphic-properties draw:fill="none"/>
      <style:paragraph-properties fo:margin-left="2.799cm" fo:margin-right="0cm" fo:text-align="justify" style:justify-single-word="false" fo:text-indent="0cm" style:auto-text-indent="false" style:page-number="auto" fo:background-color="transparent"/>
      <style:text-properties fo:language="en" fo:country="US" fo:font-weight="normal" officeooo:rsid="009f85aa" officeooo:paragraph-rsid="009f85aa" style:font-weight-asian="normal" style:font-weight-complex="normal"/>
    </style:style>
    <style:style style:name="P50" style:family="paragraph" style:parent-style-name="Standard">
      <loext:graphic-properties draw:fill="none"/>
      <style:paragraph-properties fo:margin-left="2.799cm" fo:margin-right="0cm" fo:text-align="justify" style:justify-single-word="false" fo:text-indent="0cm" style:auto-text-indent="false" fo:background-color="transparent"/>
      <style:text-properties fo:language="en" fo:country="US" fo:font-weight="normal" officeooo:rsid="009f85aa" officeooo:paragraph-rsid="009f85aa" style:font-weight-asian="normal" style:font-weight-complex="normal"/>
    </style:style>
    <style:style style:name="P51" style:family="paragraph" style:parent-style-name="Header">
      <style:paragraph-properties fo:text-align="end" style:justify-single-word="false">
        <style:tab-stops>
          <style:tab-stop style:position="8.5cm" style:type="center"/>
          <style:tab-stop style:position="12.002cm"/>
          <style:tab-stop style:position="17cm" style:type="right"/>
        </style:tab-stops>
      </style:paragraph-properties>
      <style:text-properties fo:language="en" fo:country="US" fo:font-weight="normal" officeooo:rsid="0082c2ac" officeooo:paragraph-rsid="009fefc2" style:font-weight-asian="normal" style:font-weight-complex="normal"/>
    </style:style>
    <style:style style:name="T1" style:family="text">
      <style:text-properties officeooo:rsid="007ab3f3"/>
    </style:style>
    <style:style style:name="T2" style:family="text">
      <style:text-properties officeooo:rsid="007d4474"/>
    </style:style>
    <style:style style:name="T3" style:family="text">
      <style:text-properties officeooo:rsid="007f5e0a"/>
    </style:style>
    <style:style style:name="T4" style:family="text">
      <style:text-properties officeooo:rsid="008095b6"/>
    </style:style>
    <style:style style:name="T5" style:family="text">
      <style:text-properties officeooo:rsid="008106ec"/>
    </style:style>
    <style:style style:name="T6" style:family="text">
      <style:text-properties officeooo:rsid="0082c2ac"/>
    </style:style>
    <style:style style:name="T7" style:family="text">
      <style:text-properties officeooo:rsid="0083f88e"/>
    </style:style>
    <style:style style:name="T8" style:family="text">
      <style:text-properties style:font-name="Monospace" fo:font-size="8pt" fo:font-style="italic" officeooo:rsid="008b928a" style:font-size-asian="8pt" style:font-style-asian="italic" style:font-size-complex="8pt" style:font-style-complex="italic"/>
    </style:style>
    <style:style style:name="T9" style:family="text">
      <style:text-properties officeooo:rsid="0085320f"/>
    </style:style>
    <style:style style:name="T10" style:family="text">
      <style:text-properties officeooo:rsid="00867807"/>
    </style:style>
    <style:style style:name="T11" style:family="text">
      <style:text-properties officeooo:rsid="0087e4b4"/>
    </style:style>
    <style:style style:name="T12" style:family="text">
      <style:text-properties officeooo:rsid="0089dab6"/>
    </style:style>
    <style:style style:name="T13" style:family="text">
      <style:text-properties officeooo:rsid="008b928a"/>
    </style:style>
    <style:style style:name="T14" style:family="text">
      <style:text-properties officeooo:rsid="008d1942"/>
    </style:style>
    <style:style style:name="T15" style:family="text">
      <style:text-properties officeooo:rsid="008df14a"/>
    </style:style>
    <style:style style:name="T16" style:family="text">
      <style:text-properties officeooo:rsid="008f0bfc"/>
    </style:style>
    <style:style style:name="T17" style:family="text">
      <style:text-properties officeooo:rsid="0091541c"/>
    </style:style>
    <style:style style:name="T18" style:family="text">
      <style:text-properties fo:language="en" fo:country="US"/>
    </style:style>
    <style:style style:name="T19" style:family="text">
      <style:text-properties fo:language="en" fo:country="US" officeooo:rsid="008d1942"/>
    </style:style>
    <style:style style:name="T20" style:family="text">
      <style:text-properties fo:language="en" fo:country="US" officeooo:rsid="008f0bfc"/>
    </style:style>
    <style:style style:name="T21" style:family="text">
      <style:text-properties fo:language="en" fo:country="US" officeooo:rsid="008b928a"/>
    </style:style>
    <style:style style:name="T22" style:family="text">
      <style:text-properties fo:language="en" fo:country="US" officeooo:rsid="00b722a6"/>
    </style:style>
    <style:style style:name="T23" style:family="text">
      <style:text-properties officeooo:rsid="0092904d"/>
    </style:style>
    <style:style style:name="T24" style:family="text">
      <style:text-properties officeooo:rsid="0093d817"/>
    </style:style>
    <style:style style:name="T25" style:family="text">
      <style:text-properties officeooo:rsid="0096515c"/>
    </style:style>
    <style:style style:name="T26" style:family="text">
      <style:text-properties fo:color="#000000" fo:font-size="12pt" fo:language="en" fo:country="US" fo:font-weight="normal" officeooo:rsid="0099bcd8" fo:background-color="#ffffff" loext:char-shading-value="0" style:font-weight-asian="normal" style:font-weight-complex="normal"/>
    </style:style>
    <style:style style:name="T27" style:family="text">
      <style:text-properties fo:color="#000000" fo:font-size="12pt" fo:language="en" fo:country="US" fo:font-weight="normal" officeooo:rsid="00999908" fo:background-color="#ffffff" loext:char-shading-value="0" style:font-weight-asian="normal" style:font-weight-complex="normal"/>
    </style:style>
    <style:style style:name="T28" style:family="text">
      <style:text-properties fo:color="#000000" fo:font-size="12pt" fo:background-color="#ffffff" loext:char-shading-value="0"/>
    </style:style>
    <style:style style:name="T29" style:family="text">
      <style:text-properties fo:color="#000000" fo:font-size="12pt" officeooo:rsid="00999908" fo:background-color="#ffffff" loext:char-shading-value="0"/>
    </style:style>
    <style:style style:name="T30" style:family="text">
      <style:text-properties fo:color="#000000" fo:font-size="12pt" officeooo:rsid="0099bcd8" fo:background-color="#ffffff" loext:char-shading-value="0"/>
    </style:style>
    <style:style style:name="T31" style:family="text">
      <style:text-properties fo:color="#000000" fo:font-size="12pt" officeooo:rsid="009a6b2e" fo:background-color="#ffffff" loext:char-shading-value="0"/>
    </style:style>
    <style:style style:name="T32" style:family="text">
      <style:text-properties fo:color="#000000" fo:font-size="12pt" officeooo:rsid="00a1d16a" fo:background-color="#ffffff" loext:char-shading-value="0"/>
    </style:style>
    <style:style style:name="T33" style:family="text">
      <style:text-properties officeooo:rsid="009a6b2e"/>
    </style:style>
    <style:style style:name="T34" style:family="text">
      <style:text-properties officeooo:rsid="009fefc2"/>
    </style:style>
    <style:style style:name="T35" style:family="text">
      <style:text-properties officeooo:rsid="00a1d16a"/>
    </style:style>
    <style:style style:name="T36" style:family="text">
      <style:text-properties officeooo:rsid="00a24ff7"/>
    </style:style>
    <style:style style:name="T37" style:family="text">
      <style:text-properties officeooo:rsid="00a4d42c"/>
    </style:style>
    <style:style style:name="T38" style:family="text">
      <style:text-properties officeooo:rsid="00a61da5"/>
    </style:style>
    <style:style style:name="T39" style:family="text">
      <style:text-properties officeooo:rsid="00afd3d4"/>
    </style:style>
    <style:style style:name="T40" style:family="text">
      <style:text-properties officeooo:rsid="00b722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10.01.2018</text:p>
      <text:p text:style-name="P20">GNU Octave-Cli + GNU Parallel</text:p>
      <text:p text:style-name="P2">1) <text:span text:style-name="T1">Mainly C++-libraries based high level, script-programming language GNU Octave is freely provided with many low computational complexity algorithms. Overall Octave’s scripts execution time efficiency is not comparable to optimized C++ code, but with usage of already implemented proper processing functions makes it trivially applicable for prototyping and tuning tests of algorithms. On the other hand, median many core CPU’s provides additional capabilities of computations on modern Personal Computers local networks. GNU Parallel makes parallel computations of real data ( at easiest example: on different data files ) easy deployable. If one will use GNU Parallel with publishing purposes, please cite authors article. On next tip dashes there will be provided simplified usage of both packages on local network ( it is applicable to Virtual Box machines for educational purposes as well ).</text:span></text:p>
      <text:p text:style-name="P3">2) install GNU Octave:</text:p>
      <text:p text:style-name="P4"><text:tab/>#sudo aptitude install <text:span text:style-name="T12">parallel <text:s/></text:span>octave</text:p>
      <text:p text:style-name="P3">3) write <text:span text:style-name="T3">Octave</text:span> test kernel function:</text:p>
      <text:p text:style-name="P3"><text:tab/><text:span text:style-name="T7">#cd ~/Documents</text:span></text:p>
      <text:p text:style-name="P5"><text:tab/><text:span text:style-name="T7">#mkdir octave_Parallel &amp;&amp; cd <text:s/>octave_Parallel</text:span></text:p>
      <text:p text:style-name="P3"><text:tab/>#vi kernelFunction.m</text:p>
      <text:p text:style-name="P22">function [ result, functionReturnVal ] = kernelFunction( argIn1, argIn2 )</text:p>
      <text:p text:style-name="P25">functionReturnVal = -1; argIn1 <text:span text:style-name="T7">= single( </text:span>argIn1<text:span text:style-name="T7"> ); </text:span>argIn<text:span text:style-name="T7">2 = single( </text:span>argIn<text:span text:style-name="T7">2 );</text:span></text:p>
      <text:p text:style-name="P26">if ( argIn1 &gt; 1 )</text:p>
      <text:p text:style-name="P26"><text:tab/>result = argIn1 + argIn2;</text:p>
      <text:p text:style-name="P26">else</text:p>
      <text:p text:style-name="P26"><text:tab/>result = NaN;</text:p>
      <text:p text:style-name="P26"><text:tab/>functionReturnVal = -2;</text:p>
      <text:p text:style-name="P26"><text:tab/>disp( [ 'ERROR: wrong value of input argument (', num2str( argIn1 ) ,')!' ] );</text:p>
      <text:p text:style-name="P26"><text:tab/>break;</text:p>
      <text:p text:style-name="P26">end<text:span text:style-name="T34">if;</text:span></text:p>
      <text:p text:style-name="P26">functionReturnVal = 0;</text:p>
      <text:p text:style-name="P26">endfunction;</text:p>
      <text:p text:style-name="P6">4) check if kernel function is correctly adding numbers bigger that 1.0f</text:p>
      <text:p text:style-name="P6"><text:tab/>#octave-cli -p ~/Documents/octave_Parallel/ --eval "[ res, retVal ] = kernelFunction( 1.<text:span text:style-name="T9">0</text:span>, 2.<text:span text:style-name="T9">0</text:span> )"</text:p>
      <text:p text:style-name="P6"><text:tab/>#octave-cli -p ~/Documents/octave_Parallel/ --eval "[ res, retVal ] = kernelFunction( 2.<text:span text:style-name="T9">0</text:span>, 2.<text:span text:style-name="T9">0</text:span> )"</text:p>
      <text:p text:style-name="P6"><text:span text:style-name="T12">5</text:span>) write Octave - Command Line Interface commands for deploying work to GNU Parallel <text:span text:style-name="T13">( it will be executed on separate, each CPU core provided in GNU Parallel configuration file clusterList.txt )</text:span>:</text:p>
      <text:p text:style-name="P6"><text:tab/><text:span text:style-name="T9">#vi parallelCommands.txt </text:span></text:p>
      <text:p text:style-name="P24">octave-cli -p ~/Documents/octave_Parallel/ --eval "kernelFunction( 2.<text:span text:style-name="T11">0</text:span>, 2.<text:span text:style-name="T11">0</text:span> )"</text:p>
      <text:p text:style-name="P31">octave-cli -p ~/Documents/octave_Parallel/ --eval "kernelFunction( 1.<text:span text:style-name="T11">0</text:span>, 2.<text:span text:style-name="T11">0</text:span> )"</text:p>
      <text:p text:style-name="P31">octave-cli -p ~/Documents/octave_Parallel/ --eval "kernelFunction( <text:span text:style-name="T10">3.0</text:span>, 2.<text:span text:style-name="T11">0</text:span> )"</text:p>
      <text:p text:style-name="P31">octave-cli -p ~/Documents/octave_Parallel/ --eval "kernelFunction( <text:span text:style-name="T10">4.0</text:span>, 2.<text:span text:style-name="T11">0</text:span> )"</text:p>
      <text:p text:style-name="P31">octave-cli -p ~/Documents/octave_Parallel/ --eval "kernelFunction( <text:span text:style-name="T10">5.0</text:span>, 2.<text:span text:style-name="T11">0</text:span> )"</text:p>
      <text:p text:style-name="P31">octave-cli -p ~/Documents/octave_Parallel/ --eval "kernelFunction( <text:span text:style-name="T10">6.0</text:span>, 2.<text:span text:style-name="T11">0</text:span> )"</text:p>
      <text:p text:style-name="P31">octave-cli -p ~/Documents/octave_Parallel/ --eval "kernelFunction( <text:span text:style-name="T10">7.0</text:span>, 2.<text:span text:style-name="T11">0</text:span> )"</text:p>
      <text:p text:style-name="P48"><text:s text:c="4"/>such file can be easily generated in Octave or Bash script.</text:p>
      <text:p text:style-name="P7"><text:span text:style-name="T13">6) </text:span>on each computer in local cluster create the same userName <text:span text:style-name="T3">account,</text:span></text:p>
      <text:p text:style-name="P8"><text:span text:style-name="T13">7) </text:span>write numbers of cores ( one can use <text:span text:style-name="T4">#</text:span>nproc function within bash script <text:span text:style-name="T6">to get CPU number of cores</text:span> ) to clusterList.txt. This file includes configs fo<text:span text:style-name="T5">r</text:span> GNU Parallel to make usage of local and remote computers cores. <text:span text:style-name="T13">Lets suppose that we have two computers with 2 cores on local PC, and 4 cores on one remote PC. We will write GNU Parallel config file to use all local cores and 4 cores on remote PC with IPv4 address.</text:span></text:p>
      <text:p text:style-name="P7"><text:tab/><text:span text:style-name="T13">#vi clusterList.txt</text:span></text:p>
      <text:p text:style-name="P8"><text:tab/><text:tab/><text:span text:style-name="T8">1/:</text:span></text:p>
      <text:p text:style-name="P21"><text:tab/><text:tab/>4:/IPv4</text:p>
      <text:p text:style-name="P10"><text:span text:style-name="T13">8) </text:span>generate local sh public-private key pairs ( credentials ) - <text:span text:style-name="T13">one can use defaults:</text:span></text:p>
      <text:p text:style-name="P10"><text:tab/><text:span text:style-name="T13">#ssh-keygen</text:span></text:p>
      <text:p text:style-name="P10"><text:span text:style-name="T13">9) </text:span>upload credentials to each worker <text:span text:style-name="T13">( in our case, there is single remote computer )</text:span> for automatic, authorized and encrypted work distribution:</text:p>
      <text:p text:style-name="P8"><text:tab/><text:span text:style-name="T13">#ssh-copy-id IPv4</text:span></text:p>
      <text:p text:style-name="P12">10) check if there is no need for additional authorization via ssh ( after this command user should be logged <text:span text:style-name="T14">in</text:span> automatically, without ask for password ), <text:span text:style-name="T14"><text:s/>create script instruction folders on remote computers ( workers ), and logout:</text:span></text:p>
      <text:p text:style-name="P13"><text:tab/>#ssh IPv4</text:p>
      <text:p text:style-name="P14"><text:tab/><text:span text:style-name="T14">#mkdir ~/Documents/octave_Parallel; exit</text:span></text:p>
      <text:p text:style-name="P15">11) <text:s/>rsync local and remote folders <text:span text:style-name="T17">( copy only file differences between folders )</text:span>. For details please refer to RSYNC tutorial.</text:p>
      <text:p text:style-name="P1"><text:span text:style-name="T18"><text:tab/></text:span><text:span text:style-name="T19">#</text:span><text:span text:style-name="T18">rsync -uv</text:span><text:span text:style-name="T22">r</text:span><text:span text:style-name="T18"> --progress -e ssh </text:span><text:span text:style-name="T20">~</text:span><text:span text:style-name="T18">/Documents/octave_Parallel/* </text:span><text:a xlink:type="simple" xlink:href="mailto:userName@IPv4" text:style-name="Internet_20_link" text:visited-style-name="Visited_20_Internet_20_Link">userName@</text:a><text:a xlink:type="simple" xlink:href="mailto:userName@IPv4" text:style-name="Internet_20_link" text:visited-style-name="Visited_20_Internet_20_Link">IPv4</text:a><text:span text:style-name="T21">:</text:span><text:span text:style-name="T18">~/Documents/octave_Parallel/</text:span></text:p>
      <text:p text:style-name="P16">12) run GNU Parallel <text:span text:style-name="T15">for deploying parallel work on 6 cores in local cluster ( 2 local cores and 4 remote cores ):</text:span></text:p>
      <text:p text:style-name="P32"><text:span text:style-name="T15">#</text:span>touch log.txt &amp;&amp; rm log.txt &amp;&amp; parallel --slf clusterList.txt --progress &lt; parallelCommands.txt <text:s/>&amp;&gt;&gt; log.txt; cat log.txt</text:p>
      <text:p text:style-name="P44"><text:soft-page-break/>13) please note that data, instructions network deployment, <text:span text:style-name="T16">and run of</text:span> octave-cli provide overhead<text:span text:style-name="T17">s</text:span>. As a result processing should be big enough for <text:span text:style-name="T17">obtaining</text:span> any benefits from such model. <text:span text:style-name="T16">For small data and instructions communication please use Message Passing Interface, which is better for such communication,</text:span></text:p>
      <text:p text:style-name="P45">14) <text:span text:style-name="T35">f</text:span>ew Octave tricks:</text:p>
      <text:p text:style-name="P33">-try to preallocate <text:span text:style-name="T36">pseudostatic</text:span> variables used in Octave with zero function, <text:span text:style-name="T36">for avoiding each loop pass dynamic variable copying,</text:span></text:p>
      <text:p text:style-name="P38">-Octave does not fully manage dynamic memory deallocation, so use system thread trick inside Octave script for function <text:span text:style-name="T40">memory management</text:span>. Described below function frees kernelFunction global variables <text:span text:style-name="T34">resulting in memory freeing</text:span>:</text:p>
      <text:p text:style-name="P37"><text:s/><text:tab/> <text:s/>...some Octave instructions...</text:p>
      <text:p text:style-name="P49">[ threadStatus, functionReturnValue ] = system( ‘octave-cli -p ~/Documents/octave_Parallel/ --eval "kernelFunction( 2.0, 2.0, <text:span text:style-name="T37">\”someFunctionStringArgument\”</text:span> )"’ )</text:p>
      <text:p text:style-name="P50">...some Octave instructions with <text:span text:style-name="T35">usage of</text:span> functionReturnValue script global variable, <text:span text:style-name="T35">after checking threadStatus value</text:span>...</text:p>
      <text:p text:style-name="P37">-use single <text:span text:style-name="T34">datatype ( 32 bit floating point )</text:span> instead default double <text:span text:style-name="T34">( 64 bit floating point )</text:span> variable, for getting about 1-2 orders of magnitude faster program execution.</text:p>
      <text:p text:style-name="P10"><text:span text:style-name="T15">15) some </text:span>High Performance Computing <text:span text:style-name="T17">tricks</text:span>:</text:p>
      <text:p text:style-name="P7">-create <text:span text:style-name="T16">local</text:span> high <text:span text:style-name="T15">throughput</text:span> RAMDISK for data deployment to <text:span text:style-name="T2">workers</text:span> ( best efficiency will be provided with usage of PCIe multiple 1GE / 10GE network Host Bus <text:span text:style-name="T33">Adapters HBA’s</text:span>, <text:span text:style-name="T2">and</text:span> getting benefits from <text:span text:style-name="T2">fastest possible </text:span>star network topology ) . For details please refer to RAMDISK tutorial. <text:span text:style-name="T17">Single session mount of volatile 4GB RAMDISK:</text:span></text:p>
      <text:p text:style-name="P7"><text:tab/><text:span text:style-name="T17">#mkdir ~/RAMDISK &amp;&amp; sudo mount -t tmpfs -o size=4096M,mode=777 tmpfs ~/RAMDISK/</text:span></text:p>
      <text:p text:style-name="P17"><text:s text:c="4"/>check if RAMDISK is mounted, and running:</text:p>
      <text:p text:style-name="P9"><text:tab/><text:span text:style-name="T23">#mount; </text:span></text:p>
      <text:p text:style-name="P35"><text:span text:style-name="T26">#echo;</text:span><text:span text:style-name="T27">echo RAM sequential writes:;</text:span><text:span text:style-name="T28">for ((i=0;i&lt;</text:span><text:span text:style-name="T29">3</text:span><text:span text:style-name="T28">;i++)); do dd if=/dev/</text:span><text:span text:style-name="T29">zero</text:span><text:span text:style-name="T28"> of=~/RAMDISK/a.txt conv=fdatasync bs=1512M count=1;done; rm ~/RAMDISK/a.txt;</text:span><text:span text:style-name="T30">echo;</text:span><text:span text:style-name="T27">echo </text:span><text:span text:style-name="T26">HDD</text:span><text:span text:style-name="T27"> sequential writes;</text:span><text:span text:style-name="T28">for ((i=0;i&lt;</text:span><text:span text:style-name="T29">3</text:span><text:span text:style-name="T28">;i++)); do dd if=/dev/</text:span><text:span text:style-name="T29">zero</text:span><text:span text:style-name="T28"> of=~/a.txt conv=fdatasync bs=1512M count=1;done; rm ~/a.txt;</text:span></text:p>
      <text:p text:style-name="P46"><text:span text:style-name="T28">-</text:span><text:span text:style-name="T31">tmpfs RAMDISK has sequential read and write efficiency of about 6-10 SSD’s RAID0, but pseudorandom read </text:span><text:span text:style-name="T32">( </text:span><text:span text:style-name="T31">of small data </text:span><text:span text:style-name="T32">)</text:span><text:span text:style-name="T31"> latency is about order of magnitude smaller. Please note that overall storage size is about two orders of magnitude smaller than Solid State Drive disk array,</text:span></text:p>
      <text:p text:style-name="P7">-<text:span text:style-name="T2">m</text:span>ake Samba file sharing o<text:span text:style-name="T33">f</text:span> RAMDISK <text:span text:style-name="T15">on local computer with HBA’s</text:span>. <text:span text:style-name="T2">Mount file share with project folders on workers – there will be no need for rsync instructions, and data will be reasonably deployed to workers.</text:span> For details please refer to Samba tutorial.</text:p>
      <text:p text:style-name="P11"><text:tab/><text:span text:style-name="T23">#</text:span>sudo apt-get install samba cifs-utils; <text:span text:style-name="T24">sudo smbpasswd -a userName</text:span></text:p>
      <text:p text:style-name="P10"><text:tab/><text:span text:style-name="T23">#</text:span>sudo vim /etc/samba/smb.conf</text:p>
      <text:p text:style-name="P23">[<text:span text:style-name="T23">parallelProjectFileShare</text:span>]</text:p>
      <text:p text:style-name="P27">path = <text:span text:style-name="T17">~/RAMDISK/</text:span></text:p>
      <text:p text:style-name="P28">force user = <text:span text:style-name="T24">userName</text:span></text:p>
      <text:p text:style-name="P29">force group = root</text:p>
      <text:p text:style-name="P29">create mask = 0777</text:p>
      <text:p text:style-name="P29">directory mask = 0777</text:p>
      <text:p text:style-name="P30">hosts allow = <text:span text:style-name="T13">IPv4 IPv4_1</text:span></text:p>
      <text:p text:style-name="P29">read only = no</text:p>
      <text:p text:style-name="P29">public = yes</text:p>
      <text:p text:style-name="P29">guest ok = yes</text:p>
      <text:p text:style-name="P29">writable = yes</text:p>
      <text:p text:style-name="P39"><text:tab/><text:span text:style-name="T23">#sudo service smbd restart</text:span></text:p>
      <text:p text:style-name="P41"><text:s text:c="4"/>workers file share mount:</text:p>
      <text:p text:style-name="P40"><text:tab/><text:span text:style-name="T13">#ssh IPv4</text:span></text:p>
      <text:p text:style-name="P34">#mkdir ~/remoteRAMDISK &amp;&amp; sudo mount -t cifs //IPv4/parallelProjectFileShare /home/userName/ remoteRAMDISK -o username=userName</text:p>
      <text:p text:style-name="P47"><text:s text:c="4"/>or within graphical environment with Network Shares icon.</text:p>
      <text:p text:style-name="P42">-<text:span text:style-name="T38">consider buying past generations of high-end servers as long as they provide big amounts of RAM and CPU cores in very low prices ( for example: HP dl160g6; Dell R610; Dell R805, et cetera... ). Most of servers are as loud as hairdryer. Using bigger amount of traditional servers, used for calculations / data processing provides to trivial conclusion about electricity bill and GPGPU technology utilization ( on base of cheapest possible CPU with full support of PCIe3.0x16 ),</text:span></text:p>
      <text:p text:style-name="P43">-<text:span text:style-name="T38">consider switching to usage of LINUX on the basis of LINUX Puppy ( author do recommend it for advanced users for working on synchronized liveCD sessions – please refer to LIVECD basic tutorial as introduction ), resulting in deletion of majority of operating system hardware bottlenecks ( mainly motherboard buses to drives, and hard-drives themselves ),</text:span></text:p>
      <text:p text:style-name="P36"/>
      <text:p text:style-name="P19">Post Scriptum: it is simplified tutorial providing <text:span text:style-name="T25">very</text:span> bas<text:span text:style-name="T16">is of</text:span> algorithms prototyping <text:span text:style-name="T16">with GNU Octave-Cli and GNU Parallel packages in <text:s/>many core parallelism scheme</text:span>. End pr<text:span text:style-name="T16">ogram</text:span> must be developed efficiently after completion of vast set of <text:span text:style-name="T17">algorithm </text:span>tests. <text:span text:style-name="T17">Please do note, that programming language is less important ( for example Bash scripts efficiency ), in opposition to popular stereotypes. Program efficiency is mainly correlated with computations complexity, and efficiency of hardware use ( General Purpose Graphical Processing Units provides best results for majority of current problems in 2018y. - efficient execution time, but with price of longer development time ). <text:s/>Please </text:span><text:soft-page-break/><text:span text:style-name="T17">do check your hardware candidate with Unit Tests before you will make bigger purchase order. Some pre-purchase research could bring you revealing ideas, like for example: the same efficiency of ordinary laptop with GPU and some high-end traditional server at higher price.</text:span></text:p>
      <text:p text:style-name="P18">Post Post Scriptum: <text:span text:style-name="T39">such programming model is applicable to many other techniques. Author personally used it for <text:s/>efficient many core ( many CPU’s with more than one core each ) work deployment. The kernel program was a C++11 source file, shared via rsync, compiled optimally on workers ( ...-mtune=native -march=native -O2 -pipe…; #make -j`nproc`; ), working on Samba file sharing data folder, via 10GE network star topology ( some tip here: if one want to aggregate two 10GE’s one should not use two 10GE interfaces at single HBA and use two 10GE single interface within two single-sloted HBA’s instead. Author benchmarked 2x 10GE interfaces at single HBA network card and there where only 112% double link aggregation efficiency increase instead of anticipated 180-190% without any datasheet-related reasons. Please refer to LINK_AGGREGATION tutorial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08:30:12.856508916</meta:creation-date>
    <dc:date>2018-05-19T19:17:24.707844346</dc:date>
    <meta:editing-duration>PT6H30M38S</meta:editing-duration>
    <meta:editing-cycles>122</meta:editing-cycles>
    <meta:generator>LibreOffice/6.0.3.2$Linux_X86_64 LibreOffice_project/00m0$Build-2</meta:generator>
    <meta:document-statistic meta:table-count="0" meta:image-count="0" meta:object-count="0" meta:page-count="3" meta:paragraph-count="88" meta:word-count="1473" meta:character-count="9832" meta:non-whitespace-character-count="8399"/>
  </office:meta>
</office:document-meta>
</file>